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0.9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style:font-name="Liberation Sans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Enter an “x” in Precisely One Column for Each Item</text:p>
          </table:table-cell>
          <table:covered-table-cell table:style-name="ce11"/>
          <table:covered-table-cell/>
          <table:covered-table-cell table:number-columns-repeated="2" table:style-name="ce11"/>
          <table:table-cell table:style-name="ce14"/>
          <table:table-cell table:number-columns-repeated="2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0" office:value-type="string" calcext:value-type="string">
            <text:p>Very</text:p>
          </table:table-cell>
          <table:table-cell table:style-name="ce10" table:number-columns-repeated="3"/>
          <table:table-cell table:style-name="ce10" office:value-type="string" calcext:value-type="string">
            <text:p>Very</text:p>
          </table:table-cell>
          <table:table-cell table:style-name="ce14" office:value-type="string" calcext:value-type="string">
            <text:p>|</text:p>
          </table:table-cell>
          <table:table-cell/>
          <table:table-cell table:style-name="ce10" office:value-type="string" calcext:value-type="string">
            <text:p>Score For</text:p>
          </table:table-cell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0" office:value-type="string" calcext:value-type="string">
            <text:p>Inaccurate</text:p>
          </table:table-cell>
          <table:table-cell table:style-name="ce10" office:value-type="string" calcext:value-type="string">
            <text:p>Neutral</text:p>
          </table:table-cell>
          <table:table-cell table:number-columns-repeated="2" table:style-name="ce10" office:value-type="string" calcext:value-type="string">
            <text:p>Accurate</text:p>
          </table:table-cell>
          <table:table-cell table:style-name="ce14" office:value-type="string" calcext:value-type="string">
            <text:p>|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his Item</text:p>
          </table:table-cell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formula="of:=IF(ISTEXT([.B6]);1;IF(ISTEXT([.C6]);2;IF(ISTEXT([.D6]);3;IF(ISTEXT([.E6]);4;IF(ISTEXT([.F6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formula="of:=IF(ISTEXT([.B7]);1;IF(ISTEXT([.C7]);2;IF(ISTEXT([.D7]);3;IF(ISTEXT([.E7]);4;IF(ISTEXT([.F7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put work firs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formula="of:=IF(ISTEXT([.B8]);1;IF(ISTEXT([.C8]);2;IF(ISTEXT([.D8]);3;IF(ISTEXT([.E8]);4;IF(ISTEXT([.F8]);5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am a perfectionist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formula="of:=IF(ISTEXT([.B11]);1;IF(ISTEXT([.C11]);2;IF(ISTEXT([.D11]);3;IF(ISTEXT([.E11]);4;IF(ISTEXT([.F11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formula="of:=IF(ISTEXT([.B12]);1;IF(ISTEXT([.C12]);2;IF(ISTEXT([.D12]);3;IF(ISTEXT([.E12]);4;IF(ISTEXT([.F12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formula="of:=IF(ISTEXT([.B13]);1;IF(ISTEXT([.C13]);2;IF(ISTEXT([.D13]);3;IF(ISTEXT([.E13]);4;IF(ISTEXT([.F13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formula="of:=IF(ISTEXT([.B14]);1;IF(ISTEXT([.C14]);2;IF(ISTEXT([.D14]);3;IF(ISTEXT([.E14]);4;IF(ISTEXT([.F14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formula="of:=IF(ISTEXT([.B15]);1;IF(ISTEXT([.C15]);2;IF(ISTEXT([.D15]);3;IF(ISTEXT([.E15]);4;IF(ISTEXT([.F15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formula="of:=IF(ISTEXT([.B16]);1;IF(ISTEXT([.C16]);2;IF(ISTEXT([.D16]);3;IF(ISTEXT([.E16]);4;IF(ISTEXT([.F16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like to stand ou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formula="of:=IF(ISTEXT([.B18]);1;IF(ISTEXT([.C18]);2;IF(ISTEXT([.D18]);3;IF(ISTEXT([.E18]);4;IF(ISTEXT([.F18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conform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formula="of:=IF(ISTEXT([.B20]);1;IF(ISTEXT([.C20]);2;IF(ISTEXT([.D20]);3;IF(ISTEXT([.E20]);4;IF(ISTEXT([.F20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formula="of:=IF(ISTEXT([.B21]);1;IF(ISTEXT([.C21]);2;IF(ISTEXT([.D21]);3;IF(ISTEXT([.E21]);4;IF(ISTEXT([.F21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formula="of:=IF(ISTEXT([.B23]);1;IF(ISTEXT([.C23]);2;IF(ISTEXT([.D23]);3;IF(ISTEXT([.E23]);4;IF(ISTEXT([.F23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avoid confrontation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formula="of:=IF(ISTEXT([.B24]);1;IF(ISTEXT([.C24]);2;IF(ISTEXT([.D24]);3;IF(ISTEXT([.E24]);4;IF(ISTEXT([.F24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formula="of:=IF(ISTEXT([.B25]);1;IF(ISTEXT([.C25]);2;IF(ISTEXT([.D25]);3;IF(ISTEXT([.E25]);4;IF(ISTEXT([.F25]);5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 am loyal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formula="of:=IF(ISTEXT([.B26]);1;IF(ISTEXT([.C26]);2;IF(ISTEXT([.D26]);3;IF(ISTEXT([.E26]);4;IF(ISTEXT([.F26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 cry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formula="of:=IF(ISTEXT([.B27]);1;IF(ISTEXT([.C27]);2;IF(ISTEXT([.D27]);3;IF(ISTEXT([.E27]);4;IF(ISTEXT([.F27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formula="of:=IF(ISTEXT([.B28]);1;IF(ISTEXT([.C28]);2;IF(ISTEXT([.D28]);3;IF(ISTEXT([.E28]);4;IF(ISTEXT([.F28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put family firs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formula="of:=IF(ISTEXT([.B29]);1;IF(ISTEXT([.C29]);2;IF(ISTEXT([.D29]);3;IF(ISTEXT([.E29]);4;IF(ISTEXT([.F29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formula="of:=IF(ISTEXT([.B30]);1;IF(ISTEXT([.C30]);2;IF(ISTEXT([.D30]);3;IF(ISTEXT([.E30]);4;IF(ISTEXT([.F30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5" calcext:value-type="float">
            <text:p>5</text:p>
          </table:table-cell>
          <table:table-cell table:formula="of:=IF(ISTEXT([.B31]);1;IF(ISTEXT([.C31]);2;IF(ISTEXT([.D31]);3;IF(ISTEXT([.E31]);4;IF(ISTEXT([.F31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3" calcext:value-type="float">
            <text:p>3</text:p>
          </table:table-cell>
          <table:table-cell table:formula="of:=IF(ISTEXT([.B33]);1;IF(ISTEXT([.C33]);2;IF(ISTEXT([.D33]);3;IF(ISTEXT([.E33]);4;IF(ISTEXT([.F33]);5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 am uninhibited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7" calcext:value-type="float">
            <text:p>7</text:p>
          </table:table-cell>
          <table:table-cell table:formula="of:=IF(ISTEXT([.B34]);1;IF(ISTEXT([.C34]);2;IF(ISTEXT([.D34]);3;IF(ISTEXT([.E34]);4;IF(ISTEXT([.F34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2" calcext:value-type="float">
            <text:p>2</text:p>
          </table:table-cell>
          <table:table-cell table:formula="of:=IF(ISTEXT([.B35]);1;IF(ISTEXT([.C35]);2;IF(ISTEXT([.D35]);3;IF(ISTEXT([.E35]);4;IF(ISTEXT([.F35]);5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style-name="ce11" office:value-type="float" office:value="8" calcext:value-type="float">
            <text:p>8</text:p>
          </table:table-cell>
          <table:table-cell table:formula="of:=IF(ISTEXT([.B37]);1;IF(ISTEXT([.C37]);2;IF(ISTEXT([.D37]);3;IF(ISTEXT([.E37]);4;IF(ISTEXT([.F37]);5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6" calcext:value-type="float">
            <text:p>6</text:p>
          </table:table-cell>
          <table:table-cell table:formula="of:=IF(ISTEXT([.B38]);1;IF(ISTEXT([.C38]);2;IF(ISTEXT([.D38]);3;IF(ISTEXT([.E38]);4;IF(ISTEXT([.F38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style-name="ce11" office:value-type="float" office:value="9" calcext:value-type="float">
            <text:p>9</text:p>
          </table:table-cell>
          <table:table-cell table:formula="of:=IF(ISTEXT([.B39]);1;IF(ISTEXT([.C39]);2;IF(ISTEXT([.D39]);3;IF(ISTEXT([.E39]);4;IF(ISTEXT([.F39]);5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style-name="ce11"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4"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4" office:value-type="string" calcext:value-type="string">
            <text:p>Items are from the Open Enneagram of Personality Scales (OEPS) at: </text:p>
          </table:table-cell>
          <table:table-cell table:style-name="ce12" office:value-type="string" calcext:value-type="string" table:number-columns-spanned="3" table:number-rows-spanned="1">
            <text:p>https://openpsychometrics.org/tests/OEPS/</text:p>
          </table:table-cell>
          <table:covered-table-cell table:number-columns-repeated="2"/>
          <table:table-cell table:number-columns-repeated="5"/>
        </table:table-row>
        <table:table-row table:style-name="ro3" table:number-rows-repeated="3">
          <table:table-cell table:number-columns-repeated="9"/>
        </table:table-row>
        <table:table-row table:style-name="ro4">
          <table:table-cell table:style-name="ce5" office:value-type="string" calcext:value-type="string">
            <text:p>Results appear below, starting on row 101</text:p>
          </table:table-cell>
          <table:table-cell table:number-columns-repeated="8"/>
        </table:table-row>
        <table:table-row table:style-name="ro3" table:number-rows-repeated="52">
          <table:table-cell table:number-columns-repeated="9"/>
        </table:table-row>
        <table:table-row table:style-name="ro1">
          <table:table-cell table:style-name="ce1" office:value-type="string" calcext:value-type="string">
            <text:p>Score:</text:p>
          </table:table-cell>
          <table:table-cell table:number-columns-repeated="8"/>
        </table:table-row>
        <table:table-row table:style-name="ro4">
          <table:table-cell table:style-name="ce6" office:value-type="string" calcext:value-type="string">
            <text:p>Type<text:span text:style-name="T1">¹</text:span>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Percent</text:p>
          </table:table-cell>
          <table:table-cell table:style-name="ce13" office:value-type="string" calcext:value-type="string">
            <text:p>Meaning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1: The Perfectionist, The Reformer</text:p>
          </table:table-cell>
          <table:table-cell table:style-name="ce11" table:formula="of:=SUM([.I10];[.I21];[.I32];[.I40])" office:value-type="float" office:value="4" calcext:value-type="float">
            <text:p>4</text:p>
          </table:table-cell>
          <table:table-cell table:style-name="ce11" table:formula="of:=PRODUCT(ORG.LIBREOFFICE.RAWSUBTRACT([.B102];4);6.25)" office:value-type="float" office:value="0" calcext:value-type="float">
            <text:p>0</text:p>
          </table:table-cell>
          <table:table-cell table:formula="of:=IF([.C102]&lt;=20;&quot;Very Low&quot;;IF([.C102]&lt;=36;&quot;Low&quot;;IF([.C102]&lt;=46;&quot;A Little Low&quot;;IF([.C102]&lt;=53;&quot;Average&quot;;IF([.C102]&lt;=63;&quot;A Little High&quot;;IF([.C102]&lt;=79;&quot;High&quot;;&quot;Very High&quot;))))))" office:value-type="string" office:string-value="Very Low" calcext:value-type="string">
            <text:p>Very Low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2: The Helper</text:p>
          </table:table-cell>
          <table:table-cell table:style-name="ce11" table:formula="of:=SUM([.I14];[.I19];[.I29];[.I35])" office:value-type="float" office:value="8" calcext:value-type="float">
            <text:p>8</text:p>
          </table:table-cell>
          <table:table-cell table:style-name="ce11" table:formula="of:=PRODUCT(ORG.LIBREOFFICE.RAWSUBTRACT([.B103];4);6.25)" office:value-type="float" office:value="25" calcext:value-type="float">
            <text:p>25</text:p>
          </table:table-cell>
          <table:table-cell table:formula="of:=IF([.C103]&lt;=20;&quot;Very Low&quot;;IF([.C103]&lt;=36;&quot;Low&quot;;IF([.C103]&lt;=46;&quot;A Little Low&quot;;IF([.C103]&lt;=53;&quot;Average&quot;;IF([.C103]&lt;=63;&quot;A Little High&quot;;IF([.C103]&lt;=79;&quot;High&quot;;&quot;Very High&quot;))))))" office:value-type="string" office:string-value="Low" calcext:value-type="string">
            <text:p>Low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3: The Acheiver</text:p>
          </table:table-cell>
          <table:table-cell table:style-name="ce11" table:formula="of:=SUM([.I8];[.I17];[.I25];[.I33])" office:value-type="float" office:value="12" calcext:value-type="float">
            <text:p>12</text:p>
          </table:table-cell>
          <table:table-cell table:style-name="ce11" table:formula="of:=PRODUCT(ORG.LIBREOFFICE.RAWSUBTRACT([.B104];4);6.25)" office:value-type="float" office:value="50" calcext:value-type="float">
            <text:p>50</text:p>
          </table:table-cell>
          <table:table-cell table:formula="of:=IF([.C104]&lt;=20;&quot;Very Low&quot;;IF([.C104]&lt;=36;&quot;Low&quot;;IF([.C104]&lt;=46;&quot;A Little Low&quot;;IF([.C104]&lt;=53;&quot;Average&quot;;IF([.C104]&lt;=63;&quot;A Little High&quot;;IF([.C104]&lt;=79;&quot;High&quot;;&quot;Very High&quot;))))))" office:value-type="string" office:string-value="Average" calcext:value-type="string">
            <text:p>Average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4: The Romantic, The Individualist</text:p>
          </table:table-cell>
          <table:table-cell table:style-name="ce11" table:formula="of:=SUM([.I6];[.I16];[.I27];[.I36])" office:value-type="float" office:value="16" calcext:value-type="float">
            <text:p>16</text:p>
          </table:table-cell>
          <table:table-cell table:style-name="ce11" table:formula="of:=PRODUCT(ORG.LIBREOFFICE.RAWSUBTRACT([.B105];4);6.25)" office:value-type="float" office:value="75" calcext:value-type="float">
            <text:p>75</text:p>
          </table:table-cell>
          <table:table-cell table:formula="of:=IF([.C105]&lt;=20;&quot;Very Low&quot;;IF([.C105]&lt;=36;&quot;Low&quot;;IF([.C105]&lt;=46;&quot;A Little Low&quot;;IF([.C105]&lt;=53;&quot;Average&quot;;IF([.C105]&lt;=63;&quot;A Little High&quot;;IF([.C105]&lt;=79;&quot;High&quot;;&quot;Very High&quot;))))))" office:value-type="string" office:string-value="High" calcext:value-type="string">
            <text:p>High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5: The Observer, The Investigator</text:p>
          </table:table-cell>
          <table:table-cell table:style-name="ce11" table:formula="of:=SUM([.I5];[.I13];[.I23];[.I31])" office:value-type="float" office:value="20" calcext:value-type="float">
            <text:p>20</text:p>
          </table:table-cell>
          <table:table-cell table:style-name="ce11" table:formula="of:=PRODUCT(ORG.LIBREOFFICE.RAWSUBTRACT([.B106];4);6.25)" office:value-type="float" office:value="100" calcext:value-type="float">
            <text:p>100</text:p>
          </table:table-cell>
          <table:table-cell table:formula="of:=IF([.C106]&lt;=20;&quot;Very Low&quot;;IF([.C106]&lt;=36;&quot;Low&quot;;IF([.C106]&lt;=46;&quot;A Little Low&quot;;IF([.C106]&lt;=53;&quot;Average&quot;;IF([.C106]&lt;=63;&quot;A Little High&quot;;IF([.C106]&lt;=79;&quot;High&quot;;&quot;Very High&quot;))))))" office:value-type="string" office:string-value="Very High" calcext:value-type="string">
            <text:p>Very High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6: The Questioner, The Loyalist</text:p>
          </table:table-cell>
          <table:table-cell table:style-name="ce11" table:formula="of:=SUM([.I9];[.I20];[.I26];[.I38])" office:value-type="float" office:value="4" calcext:value-type="float">
            <text:p>4</text:p>
          </table:table-cell>
          <table:table-cell table:style-name="ce11" table:formula="of:=PRODUCT(ORG.LIBREOFFICE.RAWSUBTRACT([.B107];4);6.25)" office:value-type="float" office:value="0" calcext:value-type="float">
            <text:p>0</text:p>
          </table:table-cell>
          <table:table-cell table:formula="of:=IF([.C107]&lt;=20;&quot;Very Low&quot;;IF([.C107]&lt;=36;&quot;Low&quot;;IF([.C107]&lt;=46;&quot;A Little Low&quot;;IF([.C107]&lt;=53;&quot;Average&quot;;IF([.C107]&lt;=63;&quot;A Little High&quot;;IF([.C107]&lt;=79;&quot;High&quot;;&quot;Very High&quot;))))))" office:value-type="string" office:string-value="Very Low" calcext:value-type="string">
            <text:p>Very Low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7: The Adventurer, The Enthusiast</text:p>
          </table:table-cell>
          <table:table-cell table:style-name="ce11" table:formula="of:=SUM([.I7];[.I15];[.I22];[.I34])" office:value-type="float" office:value="8" calcext:value-type="float">
            <text:p>8</text:p>
          </table:table-cell>
          <table:table-cell table:style-name="ce11" table:formula="of:=PRODUCT(ORG.LIBREOFFICE.RAWSUBTRACT([.B108];4);6.25)" office:value-type="float" office:value="25" calcext:value-type="float">
            <text:p>25</text:p>
          </table:table-cell>
          <table:table-cell table:formula="of:=IF([.C108]&lt;=20;&quot;Very Low&quot;;IF([.C108]&lt;=36;&quot;Low&quot;;IF([.C108]&lt;=46;&quot;A Little Low&quot;;IF([.C108]&lt;=53;&quot;Average&quot;;IF([.C108]&lt;=63;&quot;A Little High&quot;;IF([.C108]&lt;=79;&quot;High&quot;;&quot;Very High&quot;))))))" office:value-type="string" office:string-value="Low" calcext:value-type="string">
            <text:p>Low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8: The Asserter, The Challenger</text:p>
          </table:table-cell>
          <table:table-cell table:style-name="ce11" table:formula="of:=SUM([.I11];[.I18];[.I28];[.I37])" office:value-type="float" office:value="16" calcext:value-type="float">
            <text:p>16</text:p>
          </table:table-cell>
          <table:table-cell table:style-name="ce11" table:formula="of:=PRODUCT(ORG.LIBREOFFICE.RAWSUBTRACT([.B109];4);6.25)" office:value-type="float" office:value="75" calcext:value-type="float">
            <text:p>75</text:p>
          </table:table-cell>
          <table:table-cell table:formula="of:=IF([.C109]&lt;=20;&quot;Very Low&quot;;IF([.C109]&lt;=36;&quot;Low&quot;;IF([.C109]&lt;=46;&quot;A Little Low&quot;;IF([.C109]&lt;=53;&quot;Average&quot;;IF([.C109]&lt;=63;&quot;A Little High&quot;;IF([.C109]&lt;=79;&quot;High&quot;;&quot;Very High&quot;))))))" office:value-type="string" office:string-value="High" calcext:value-type="string">
            <text:p>High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9: The Peacemaker</text:p>
          </table:table-cell>
          <table:table-cell table:style-name="ce11" table:formula="of:=SUM([.I12];[.I24];[.I30];[.I39])" office:value-type="float" office:value="20" calcext:value-type="float">
            <text:p>20</text:p>
          </table:table-cell>
          <table:table-cell table:style-name="ce11" table:formula="of:=PRODUCT(ORG.LIBREOFFICE.RAWSUBTRACT([.B110];4);6.25)" office:value-type="float" office:value="100" calcext:value-type="float">
            <text:p>100</text:p>
          </table:table-cell>
          <table:table-cell table:formula="of:=IF([.C110]&lt;=20;&quot;Very Low&quot;;IF([.C110]&lt;=36;&quot;Low&quot;;IF([.C110]&lt;=46;&quot;A Little Low&quot;;IF([.C110]&lt;=53;&quot;Average&quot;;IF([.C110]&lt;=63;&quot;A Little High&quot;;IF([.C110]&lt;=79;&quot;High&quot;;&quot;Very High&quot;))))))" office:value-type="string" office:string-value="Very High" calcext:value-type="string">
            <text:p>Very High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5">
          <table:table-cell table:style-name="ce8" office:value-type="string" calcext:value-type="string">
            <text:p>¹ Type names come from the books <text:span text:style-name="T2">The Enneagram Made Easy</text:span> and <text:span text:style-name="T3">The Wisdom of the Enneagram</text:span></text:p>
          </table:table-cell>
          <table:table-cell table:number-columns-repeated="8"/>
        </table:table-row>
        <table:table-row table:style-name="ro3" table:number-rows-repeated="104846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7:38:02.847256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5T13:47:03.685909893</dc:date>
    <meta:editing-duration>P6DT20H4M30S</meta:editing-duration>
    <meta:editing-cycles>24</meta:editing-cycles>
    <meta:generator>LibreOffice/6.4.7.2$Linux_X86_64 LibreOffice_project/40$Build-2</meta:generator>
    <meta:document-statistic meta:table-count="1" meta:cell-count="243" meta:object-count="0"/>
  </office:meta>
</office:document-meta>
</file>